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f2d72" officeooo:paragraph-rsid="003f2d72" fo:background-color="transparent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f9d3c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Noções de UX/UI</text:span><text:span text:style-name="T5">: </text:span><text:span text:style-name="T6">Módulo 0</text:span><text:span text:style-name="T9">2</text:span><text:span text:style-name="T6"> - </text:span><text:span text:style-name="T5">Atividade 0</text:span><text:span text:style-name="T9">2</text:span></text:p>
      <text:p text:style-name="P3"/>
      <text:p text:style-name="P8">Uma empresa de delivery de alimentos utiliza a pesquisa Net Promoter Score (NPS) para avaliar o nível de satisfação dos clientes em relação aos seus serviços. Assim, ela pode identificar a opinião do seu público e descobrir se eles recomendariam a sua marca para amigos.</text:p>
      <text:p text:style-name="P8"/>
      <text:p text:style-name="P8">Essas informações são úteis para o desenvolvimento de estratégias e a fidelização de clientes, porém, a maioria dos usuários não responde o questionário, o que afeta o planejamento da empresa.</text:p>
      <text:p text:style-name="P8"/>
      <text:p text:style-name="P8">Como você poderia identificar as causas e consequências desse problema?</text:p>
      <text:p text:style-name="P8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4"/>
      <text:p text:style-name="P6">Entender os detalhes que compõem o problema é parte crucial para sua solução. Exitem varias técnicas que auxiliam na identificação do problema, dentre elas a “técnica dos cinco porquês”, desenvolvida pela Toyota na década de 30 ela analisa o porquê do problema ter acontecido e auxilia na elaboração de planos de ação para sua solução.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1:10:42.282793760</dc:date>
    <meta:editing-duration>PT9H21M19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52" meta:character-count="940" meta:non-whitespace-character-count="793"/>
  </office:meta>
</office:document-meta>
</file>